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413b6" officeooo:paragraph-rsid="001413b6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413b6" officeooo:paragraph-rsid="001413b6" style:font-size-asian="16pt" style:font-size-complex="16pt"/>
    </style:style>
    <style:style style:name="P6" style:family="paragraph" style:parent-style-name="Standard">
      <style:text-properties style:font-name="Courier" fo:font-size="16pt" officeooo:rsid="001441f7" officeooo:paragraph-rsid="001441f7" style:font-size-asian="16pt" style:font-size-complex="16pt"/>
    </style:style>
    <style:style style:name="P7" style:family="paragraph" style:parent-style-name="Standard">
      <style:text-properties style:font-name="Courier" fo:font-size="16pt" fo:font-style="italic" officeooo:rsid="001413b6" officeooo:paragraph-rsid="001413b6" style:font-size-asian="16pt" style:font-style-asian="italic" style:font-size-complex="16pt" style:font-style-complex="italic"/>
    </style:style>
    <style:style style:name="T1" style:family="text">
      <style:text-properties officeooo:rsid="00141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r the Beauty of the Earth</text:p>
      <text:p text:style-name="P1"/>
      <text:p text:style-name="P5">For the beauty of the earth,</text:p>
      <text:p text:style-name="P5">For the glory of the skies,</text:p>
      <text:p text:style-name="P5">For the love which from our birth</text:p>
      <text:p text:style-name="P5">Over and around us Lies.</text:p>
      <text:p text:style-name="P5"/>
      <text:p text:style-name="P5">For the wonder of each hour</text:p>
      <text:p text:style-name="P5">Of the day and of the night,</text:p>
      <text:p text:style-name="P5">Hill and vale and tree and flower,</text:p>
      <text:p text:style-name="P5">Sun and moon and stars of light.</text:p>
      <text:p text:style-name="P5"/>
      <text:p text:style-name="P5">For the joy of human love,</text:p>
      <text:p text:style-name="P5">Brother, sister, parent, child;</text:p>
      <text:p text:style-name="P5">Friends on earth and friends above;</text:p>
      <text:p text:style-name="P5">For all gentle thoughts and mild;</text:p>
      <text:p text:style-name="P5"/>
      <text:p text:style-name="P5">For Thy Church that evermove</text:p>
      <text:p text:style-name="P5">Lifteth holy hands above,</text:p>
      <text:p text:style-name="P5">Offering up on every shore</text:p>
      <text:p text:style-name="P5">Her pure sacrifice of love;</text:p>
      <text:p text:style-name="P5"/>
      <text:p text:style-name="P5">For Thyself, best gift divine,</text:p>
      <text:p text:style-name="P5">To our race so freely given;</text:p>
      <text:p text:style-name="P5">For that great, great love of Thine,</text:p>
      <text:p text:style-name="P5">Peace on earth and joy in heaven.</text:p>
      <text:p text:style-name="P5"/>
      <text:p text:style-name="P2"/>
      <text:p text:style-name="P7">Refrain</text:p>
      <text:p text:style-name="P7"/>
      <text:p text:style-name="P7">Lord of all, to Thee we raise</text:p>
      <text:p text:style-name="P7">This our hymn of grateful praise.</text:p>
      <text:p text:style-name="P2"/>
      <text:p text:style-name="P2"/>
      <text:p text:style-name="P2">Composer: <text:span text:style-name="T1">Adapted by Conrad Kocher</text:span></text:p>
      <text:p text:style-name="P2">Lyricist: <text:span text:style-name="T1">Folliott A. Pierpont, alt.</text:span> </text:p>
      <text:p text:style-name="P2"/>
      <text:p text:style-name="P6">Hymns for the Family of God: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7:45:03.766496484</meta:creation-date>
    <meta:editing-duration>PT7M18S</meta:editing-duration>
    <meta:editing-cycles>3</meta:editing-cycles>
    <meta:generator>LibreOffice/6.2.8.2$MacOSX_X86_64 LibreOffice_project/f82ddfca21ebc1e222a662a32b25c0c9d20169ee</meta:generator>
    <dc:title>TubaHymn</dc:title>
    <meta:initial-creator>Hank Warren</meta:initial-creator>
    <dc:date>2020-07-03T17:52:21.815115580</dc:date>
    <dc:creator>Hank Warren</dc:creator>
    <meta:document-statistic meta:table-count="0" meta:image-count="0" meta:object-count="0" meta:page-count="1" meta:paragraph-count="27" meta:word-count="154" meta:character-count="788" meta:non-whitespace-character-count="660"/>
    <meta:template xlink:type="simple" xlink:actuate="onRequest" xlink:title="TubaHymn" xlink:href="../../../../../Library/Application%20Support/LibreOffice/4/user/template/TubaHymn1.ott" meta:date="2020-07-03T17:45:03.391976739"/>
  </office:meta>
</office:document-meta>
</file>